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Text_20_body">
      <style:text-properties officeooo:rsid="000bcbdf" officeooo:paragraph-rsid="000bcbdf"/>
    </style:style>
    <style:style style:name="P7" style:family="paragraph" style:parent-style-name="Standard" style:list-style-name="L1">
      <style:text-properties officeooo:paragraph-rsid="0008d56b"/>
    </style:style>
    <style:style style:name="P8" style:family="paragraph" style:parent-style-name="Standard" style:list-style-name="L1">
      <style:text-properties fo:font-weight="bold" officeooo:rsid="0008d56b" officeooo:paragraph-rsid="0008d56b" style:font-weight-asian="bold" style:font-weight-complex="bold"/>
    </style:style>
    <style:style style:name="P9" style:family="paragraph" style:parent-style-name="Standard" style:list-style-name="L1">
      <style:text-properties officeooo:rsid="0008d56b" officeooo:paragraph-rsid="0008d56b"/>
    </style:style>
    <style:style style:name="P10"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1" style:family="paragraph" style:parent-style-name="Standard" style:list-style-name="L2">
      <style:text-properties officeooo:rsid="00058157" officeooo:paragraph-rsid="00058157"/>
    </style:style>
    <style:style style:name="P12" style:family="paragraph" style:parent-style-name="Standard" style:list-style-name="L2">
      <style:text-properties officeooo:rsid="0006feb1" officeooo:paragraph-rsid="0006feb1"/>
    </style:style>
    <style:style style:name="P13" style:family="paragraph" style:parent-style-name="Text_20_body" style:list-style-name="L3">
      <style:text-properties officeooo:rsid="0006feb1" officeooo:paragraph-rsid="0006feb1"/>
    </style:style>
    <style:style style:name="P14" style:family="paragraph" style:parent-style-name="Text_20_body">
      <style:text-properties officeooo:rsid="000bcbdf" officeooo:paragraph-rsid="000c5f0b"/>
    </style:style>
    <style:style style:name="P15" style:family="paragraph" style:parent-style-name="Heading_20_3">
      <style:text-properties officeooo:rsid="00058157" officeooo:paragraph-rsid="00058157"/>
    </style:style>
    <style:style style:name="P16" style:family="paragraph" style:parent-style-name="Heading_20_4">
      <style:text-properties officeooo:rsid="000bcbdf" officeooo:paragraph-rsid="000bcbdf"/>
    </style:style>
    <style:style style:name="P17" style:family="paragraph" style:parent-style-name="Heading_20_6">
      <style:text-properties officeooo:rsid="000bcbdf" officeooo:paragraph-rsid="000bcbdf"/>
    </style:style>
    <style:style style:name="P18" style:family="paragraph" style:parent-style-name="Heading_20_6">
      <style:text-properties officeooo:paragraph-rsid="000bcbdf"/>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58157" style:font-style-asian="italic" style:font-weight-asian="normal" style:font-style-complex="italic" style:font-weight-complex="normal"/>
    </style:style>
    <style:style style:name="T5" style:family="text">
      <style:text-properties fo:font-style="italic" fo:font-weight="normal" officeooo:rsid="0008d56b"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fo:font-weight="bold" officeooo:rsid="00058157" style:font-style-asian="normal" style:font-weight-asian="bold" style:font-style-complex="normal" style:font-weight-complex="bold"/>
    </style:style>
    <style:style style:name="T9" style:family="text">
      <style:text-properties fo:font-style="normal" style:text-underline-style="none" fo:font-weight="normal" officeooo:rsid="00058157"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officeooo:rsid="0006feb1"/>
    </style:style>
    <style:style style:name="T13" style:family="text">
      <style:text-properties officeooo:rsid="000bcbdf"/>
    </style:style>
    <style:style style:name="T14" style:family="text">
      <style:text-properties officeooo:rsid="000c1e75"/>
    </style:style>
    <style:style style:name="T15" style:family="text">
      <style:text-properties officeooo:rsid="000c5f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Disclaimer</text:span>: this overview is very incomplete</text:p>
      <text:h text:style-name="Heading_20_3" text:outline-level="3">Structure</text:h>
      <text:list xml:id="list1268489510" text:style-name="L1">
        <text:list-item>
          <text:p text:style-name="P7"><text:span text:style-name="T8">Main.java</text:span><text:span text:style-name="T9"> </text:span><text:span text:style-name="T4">will begin the simulatio</text:span><text:span text:style-name="T5">n</text:span></text:p>
        </text:list-item>
        <text:list-item>
          <text:p text:style-name="P8"><text:span text:style-name="T2">C</text:span><text:span text:style-name="T1">ode</text:span><text:span text:style-name="T3">-folder contains the actual code called by the aforementioned</text:span></text:p>
        </text:list-item>
        <text:list-item>
          <text:p text:style-name="P9"><text:span text:style-name="T6">Documentation</text:span><text:span text:style-name="T3">-folder contain ramblings</text:span></text:p>
        </text:list-item>
        <text:list-item>
          <text:p text:style-name="P9"><text:span text:style-name="T6">Input</text:span><text:span text:style-name="T3">-folder contains easily modifiable files</text:span></text:p>
        </text:list-item>
        <text:list-item>
          <text:p text:style-name="P9"><text:span text:style-name="T6">Output</text:span><text:span text:style-name="T3">-folder will store the ever modifying files</text:span></text:p>
          <text:p text:style-name="P10"/>
        </text:list-item>
      </text:list>
      <text:h text:style-name="Heading_20_3" text:outline-level="3">Introduction</text:h>
      <text:p text:style-name="P2">A <text:span text:style-name="T11">hundred</text:span> families will be generated of <text:span text:style-name="T12">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1">1000</text:span> to <text:span text:style-name="T11">1500</text:span>. <text:span text:style-name="T12">During this time they will be ruled over by a monarch defined.</text:span></text:p>
      <text:p text:style-name="P1"/>
      <text:h text:style-name="P15" text:outline-level="3">The Two Castes</text:h>
      <text:p text:style-name="P1"><text:span text:style-name="T11">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469204012" text:style-name="L2">
        <text:list-item>
          <text:p text:style-name="P11">Patriarch of highborn families are eligible for election to the rulership</text:p>
        </text:list-item>
        <text:list-item>
          <text:p text:style-name="P11">Every noble family has a coat of arms</text:p>
        </text:list-item>
        <text:list-item>
          <text:p text:style-name="P11"><text:span text:style-name="T12">N</text:span>obles can afford to raise any number of children, while lowborn man should not breed if he already has three living sons</text:p>
        </text:list-item>
        <text:list-item>
          <text:p text:style-name="P12">Name of every noble house and cadet branch must be unique</text:p>
        </text:list-item>
      </text:list>
      <text:p text:style-name="P1"/>
      <text:h text:style-name="P15" text:outline-level="3">Houses</text:h>
      <text:p text:style-name="P3">There are <text:span text:style-name="T10">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7">Richard II of England</text:span> died before his uncle, the cadet house of Lancaster would not be founded because John's lineage would be the <text:soft-page-break/>senior branch, but upon John's death his younger brother's descended would still form the cadet house of York.</text:p>
      <text:p text:style-name="P4">So the leadership of a house should passed in following ways not other ways:</text:p>
      <text:list xml:id="list2742879483" text:style-name="L3">
        <text:list-item>
          <text:p text:style-name="P13">From father to son</text:p>
        </text:list-item>
        <text:list-item>
          <text:p text:style-name="P13">From brother to brother</text:p>
        </text:list-item>
        <text:list-item>
          <text:p text:style-name="P13">From nephew to uncle</text:p>
        </text:list-item>
        <text:list-item>
          <text:p text:style-name="P13">From uncle to nephew, with a younger uncle still alive</text:p>
        </text:list-item>
        <text:list-item>
          <text:p text:style-name="P13">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text:h text:style-name="P16" text:outline-level="4">Naming Patterns</text:h>
      <text:p text:style-name="P6">Each family has a name pattern, this dictates how they will name their children. They also have a list of names used for both men and women. There are following methods:</text:p>
      <text:h text:style-name="P17" text:outline-level="6">1. Absolute orderly</text:h>
      <text:p text:style-name="P6">Orderly will use the first unused name on the list, so if name list is {Henry, John, Richard} and the man already has living sons of Henry and John, the third son will be named Richard. If there are no unused names, a new name is randomly chosen and added into the list.</text:p>
      <text:h text:style-name="P17" text:outline-level="6">2. Weighted orderly</text:h>
      <text:p text:style-name="P6">Similar to <text:span text:style-name="T1">absolute orderly</text:span><text:span text:style-name="T7">, but is random element based on Zipf's Law. Meaning if all three aforementioned example names are unused, there is 54.5% chance Henry will be used, 27.2% for John and 18.1% for Richard.</text:span></text:p>
      <text:h text:style-name="Heading_20_6" text:outline-level="6"><text:span text:style-name="T13">3.</text:span> <text:span text:style-name="T13">Flat</text:span></text:h>
      <text:p text:style-name="P6">Random name with the same chance is picked from the family name list, hence all three names have 33% of being used.</text:p>
      <text:h text:style-name="P18" text:outline-level="6"><text:span text:style-name="T13">4.</text:span> <text:span text:style-name="T13">Ancestral</text:span></text:h>
      <text:p text:style-name="P14">Will try to use one of the two grandfather/grandmother's names, if not possible father/mother's name, <text:span text:style-name="T15">otherwise parent's siblings, but </text:span>as the last option it will resort to flat-pattern.</text:p>
      <text:h text:style-name="P18" text:outline-level="6"><text:span text:style-name="T13">5.</text:span> <text:span text:style-name="T13">Parental</text:span></text:h>
      <text:p text:style-name="P6">Will try to name their child after themselves, <text:span text:style-name="T14">i</text:span>f not possible, resort to flat-pattern.</text:p>
      <text:h text:style-name="P18" text:outline-level="6"><text:span text:style-name="T13">6.</text:span> <text:span text:style-name="T13">Altering</text:span></text:h>
      <text:p text:style-name="P6">Instead of just using a single naming pattern, each time a child of is born they will pick a random pattern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1-31T21:18:12.060578061</dc:date>
    <meta:editing-duration>PT1H53M58S</meta:editing-duration>
    <meta:editing-cycles>8</meta:editing-cycles>
    <meta:document-statistic meta:table-count="0" meta:image-count="0" meta:object-count="0" meta:page-count="2" meta:paragraph-count="44" meta:word-count="793" meta:character-count="4476" meta:non-whitespace-character-count="3739"/>
  </office:meta>
</office:document-meta>
</file>